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  <style:text-properties fo:font-size="10pt" style:font-size-asian="10pt" style:font-size-complex="10pt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urrier">
        <text:p text:style-name="P2"><office:annotation><dc:creator>sge</dc:creator><dc:date>2017-01-31T14:05:31</dc:date><text:p text:style-name="P3"><text:span text:style-name="T1">do section- for item in self.getItems(itemUids, ordered=True)</text:span></text:p></office:annotation></text:p>
        <text:p text:style-name="P2"><office:annotation><dc:creator>sge</dc:creator><dc:date>2017-01-31T15:03:23</dc:date><text:p text:style-name="P3"><text:span text:style-name="T1">do text</text:span></text:p><text:p><text:span text:style-name="T1">from pod(content=delib.odt_file.data, context=view.sub_context(item, delib), format='odt', <text:s/>pageBreakAfter=(not loop.item.last</text:span><text:span text:style-name="T2">)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6.2.4.2$Linux_X86_64 LibreOffice_project/20$Build-2</meta:generator>
    <dc:date>2019-06-27T11:15:17.880841624</dc:date>
    <meta:editing-duration>PT10H59S</meta:editing-duration>
    <meta:editing-cycles>73</meta:editing-cycles>
    <dc:creator>Antoine Duchêne</dc:creator>
    <meta:document-statistic meta:table-count="0" meta:image-count="0" meta:object-count="0" meta:page-count="1" meta:paragraph-count="2" meta:word-count="0" meta:character-count="0" meta:non-whitespace-character-count="0"/>
  </office:meta>
</office:document-meta>
</file>